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e01" officeooo:paragraph-rsid="000b9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ttleship By la Dream Team ! </text:p>
      <text:p text:style-name="P1"/>
      <text:p text:style-name="P1"/>
      <text:p text:style-name="P1">Lien figma : <text:a xlink:type="simple" xlink:href="https://www.figma.com/file/iIvEgGjya46sAV9IrT4d2a/Bataille-Navale?node-id=25%3A27" text:style-name="Internet_20_link" text:visited-style-name="Visited_20_Internet_20_Link">https://www.figma.com/file/iIvEgGjya46sAV9IrT4d2a/Bataille-Navale?node-id=25%3A27</text:a></text:p>
      <text:p text:style-name="P1"/>
      <text:p text:style-name="P1">Lien trello : <text:a xlink:type="simple" xlink:href="https://trello.com/b/09rfVy6Y/battleships" text:style-name="Internet_20_link" text:visited-style-name="Visited_20_Internet_20_Link">https://trello.com/b/09rfVy6Y/battleships</text:a></text:p>
      <text:p text:style-name="P1"/>
      <text:p text:style-name="P1">Lien Github : <text:a xlink:type="simple" xlink:href="https://github.com/AntoineCerqueus/BattleShipProject/tree/master" text:style-name="Internet_20_link" text:visited-style-name="Visited_20_Internet_20_Link">https://github.com/AntoineCerqueus/BattleShipProject/tree/master</text:a></text:p>
      <text:p text:style-name="P1"/>
      <text:p text:style-name="P1">Bonne consultation !</text:p>
      <text:p text:style-name="P1"/>
      <text:p text:style-name="P1">Antoine, Matthieu et Clémenc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38:23.866995455</meta:creation-date>
    <dc:date>2020-09-29T17:43:04.270215463</dc:date>
    <meta:editing-duration>PT4M40S</meta:editing-duration>
    <meta:editing-cycles>1</meta:editing-cycles>
    <meta:document-statistic meta:table-count="0" meta:image-count="0" meta:object-count="0" meta:page-count="1" meta:paragraph-count="6" meta:word-count="25" meta:character-count="306" meta:non-whitespace-character-count="286"/>
    <meta:generator>LibreOffice/6.4.5.2$Linux_X86_64 LibreOffice_project/40$Build-2</meta:generator>
  </office:meta>
</office:document-meta>
</file>